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eced" officeooo:paragraph-rsid="0013eced"/>
    </style:style>
    <style:style style:name="P2" style:family="paragraph" style:parent-style-name="Standard">
      <style:text-properties officeooo:rsid="0013eced" officeooo:paragraph-rsid="0013eced" fo:background-color="#ffff00"/>
    </style:style>
    <style:style style:name="P3" style:family="paragraph" style:parent-style-name="Standard">
      <style:text-properties officeooo:rsid="0013eced" officeooo:paragraph-rsid="0013eced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 1 XSD.</text:p>
      <text:p text:style-name="P2">Ejercicio 1;</text:p>
      <text:p text:style-name="P1"/>
      <text:p text:style-name="P1">&lt;?xml version="1.0" encoding="UTF-8"?&gt;</text:p>
      <text:p text:style-name="P1">&lt;xs:schema xmlns:xs="http://www.w3.org/2001/XMLSchema"&gt;</text:p>
      <text:p text:style-name="P1"><text:s text:c="2"/>&lt;xs:element name="fichas"&gt;</text:p>
      <text:p text:style-name="P1"><text:s text:c="4"/>&lt;xs:complexType&gt;</text:p>
      <text:p text:style-name="P1"><text:s text:c="6"/>&lt;xs:sequence&gt;</text:p>
      <text:p text:style-name="P1"><text:s text:c="8"/>&lt;xs:element name="ficha" maxOccurs="unbounded"&gt;</text:p>
      <text:p text:style-name="P1"><text:s text:c="10"/>&lt;xs:complexType&gt;</text:p>
      <text:p text:style-name="P1"><text:s text:c="12"/>&lt;xs:sequence&gt;</text:p>
      <text:p text:style-name="P1"><text:s text:c="14"/>&lt;xs:element name="nombre" type="xs:string"/&gt;</text:p>
      <text:p text:style-name="P1"><text:s text:c="14"/>&lt;xs:element name="edad" type="xs:positiveInteger"/&gt;</text:p>
      <text:p text:style-name="P1"><text:s text:c="12"/>&lt;/xs:sequence&gt;</text:p>
      <text:p text:style-name="P1"><text:s text:c="12"/>&lt;xs:attribute name="numero" type="xs:positiveInteger" use="required"/&gt;</text:p>
      <text:p text:style-name="P1"><text:s text:c="10"/>&lt;/xs:complexType&gt;</text:p>
      <text:p text:style-name="P1"><text:s text:c="8"/>&lt;/xs:element&gt;</text:p>
      <text:p text:style-name="P1"><text:s text:c="6"/>&lt;/xs:sequence&gt;</text:p>
      <text:p text:style-name="P1"><text:s text:c="4"/>&lt;/xs:complexType&gt;</text:p>
      <text:p text:style-name="P1"><text:s text:c="2"/>&lt;/xs:element</text:p>
      <text:p text:style-name="P1">&lt;/xs:schema&gt;</text:p>
      <text:p text:style-name="P1"/>
      <text:p text:style-name="P2">Ejercicio 2;</text:p>
      <text:p text:style-name="P1">&lt;?xml version="1.0" encoding="UTF-8"?&gt;</text:p>
      <text:p text:style-name="P1">&lt;xs:schema xmlns:xs="http://www.w3.org/2001/XMLSchema"&gt;</text:p>
      <text:p text:style-name="P1"><text:s text:c="2"/>&lt;xs:simpleType name="edadTipo"&gt;</text:p>
      <text:p text:style-name="P1"><text:s text:c="4"/>&lt;xs:restriction base="xs:integer"&gt;</text:p>
      <text:p text:style-name="P1"><text:s text:c="6"/>&lt;xs:minExclusive value="0"/&gt;</text:p>
      <text:p text:style-name="P1"><text:s text:c="6"/>&lt;xs:maxExclusive value="131"/&gt;</text:p>
      <text:p text:style-name="P1"><text:s text:c="4"/>&lt;/xs:restriction&gt;</text:p>
      <text:p text:style-name="P1"><text:s text:c="2"/>&lt;/xs:simpleType&gt;</text:p>
      <text:p text:style-name="P1"><text:s text:c="2"/>&lt;xs:element name="fichas"&gt;</text:p>
      <text:p text:style-name="P1"><text:s text:c="4"/>&lt;xs:complexType&gt;</text:p>
      <text:p text:style-name="P1"><text:s text:c="6"/>&lt;xs:sequence&gt;</text:p>
      <text:p text:style-name="P1"><text:s text:c="8"/>&lt;xs:element name="ficha" maxOccurs="unbounded"&gt;</text:p>
      <text:p text:style-name="P1"><text:s text:c="10"/>&lt;xs:complexType&gt;</text:p>
      <text:p text:style-name="P1"><text:s text:c="12"/>&lt;xs:sequence&gt;</text:p>
      <text:p text:style-name="P1"><text:s text:c="14"/>&lt;xs:element name="nombre" type="xs:string"/&gt;</text:p>
      <text:p text:style-name="P1"><text:s text:c="14"/>&lt;xs:element name="edad" type="edadTipo"/&gt;</text:p>
      <text:p text:style-name="P1"><text:s text:c="12"/>&lt;/xs:sequence&gt;</text:p>
      <text:p text:style-name="P1"><text:s text:c="12"/>&lt;xs:attribute name="numero" type="xs:positiveInteger" use="required"/&gt;</text:p>
      <text:p text:style-name="P1"><text:s text:c="10"/>&lt;/xs:complexType&gt;</text:p>
      <text:p text:style-name="P1"><text:s text:c="8"/>&lt;/xs:element&gt;</text:p>
      <text:p text:style-name="P1"><text:s text:c="6"/>&lt;/xs:sequence&gt;</text:p>
      <text:p text:style-name="P1"><text:s text:c="4"/>&lt;/xs:complexType&gt;</text:p>
      <text:p text:style-name="P1"><text:s text:c="2"/>&lt;/xs:element&gt;</text:p>
      <text:p text:style-name="P1">&lt;/xs:schema&gt;</text:p>
      <text:p text:style-name="P2"/>
      <text:p text:style-name="P2"/>
      <text:p text:style-name="P2"/>
      <text:p text:style-name="P2"/>
      <text:p text:style-name="P2"/>
      <text:p text:style-name="P2"><text:soft-page-break/>Ejercicio 3</text:p>
      <text:p text:style-name="P3">&lt;?xml version="1.0" encoding="UTF-8"?&gt;</text:p>
      <text:p text:style-name="P3">&lt;xs:schema xmlns:xs="http://www.w3.org/2001/XMLSchema"&gt;</text:p>
      <text:p text:style-name="P3"><text:s text:c="2"/>&lt;xs:element name="precios"&gt;</text:p>
      <text:p text:style-name="P3"><text:s text:c="4"/>&lt;xs:complexType&gt;</text:p>
      <text:p text:style-name="P3"><text:s text:c="6"/>&lt;xs:sequence&gt;</text:p>
      <text:p text:style-name="P3"><text:s text:c="8"/>&lt;xs:element name="precio" maxOccurs="unbounded"&gt;</text:p>
      <text:p text:style-name="P3"><text:s text:c="10"/>&lt;xs:simpleType&gt;</text:p>
      <text:p text:style-name="P3"><text:s text:c="12"/>&lt;xs:restriction base="xs:decimal"&gt;</text:p>
      <text:p text:style-name="P3"><text:s text:c="14"/>&lt;xs:totalDigits value="3"/&gt;</text:p>
      <text:p text:style-name="P3"><text:s text:c="14"/>&lt;xs:fractionDigits value="2"/&gt;</text:p>
      <text:p text:style-name="P3"><text:s text:c="12"/>&lt;/xs:restriction&gt;</text:p>
      <text:p text:style-name="P3"><text:s text:c="10"/>&lt;/xs:simpleType&gt;</text:p>
      <text:p text:style-name="P3"><text:s text:c="8"/>&lt;/xs:element&gt;</text:p>
      <text:p text:style-name="P3"><text:s text:c="6"/>&lt;/xs:sequence&gt;</text:p>
      <text:p text:style-name="P3"><text:s text:c="4"/>&lt;/xs:complexType&gt;</text:p>
      <text:p text:style-name="P3"><text:s text:c="2"/>&lt;/xs:element&gt;</text:p>
      <text:p text:style-name="P3">&lt;/xs:schema&gt;</text:p>
      <text:p text:style-name="P3"/>
      <text:p text:style-name="P2">Ejercicio 4 </text:p>
      <text:p text:style-name="P1"/>
      <text:p text:style-name="P1">&lt;xs:simpleType name="tipoDeVehiculo"&gt;</text:p>
      <text:p text:style-name="P1"><text:s text:c="2"/>&lt;xs:restriction base="xs:string"&gt;</text:p>
      <text:p text:style-name="P1"><text:s text:c="4"/>&lt;xs:enumeration value="barco"/&gt;</text:p>
      <text:p text:style-name="P1"><text:s text:c="4"/>&lt;xs:enumeration value="bicicleta"/&gt;</text:p>
      <text:p text:style-name="P1"><text:s text:c="4"/>&lt;xs:enumeration value="coche"/&gt;</text:p>
      <text:p text:style-name="P1"><text:s text:c="4"/>&lt;xs:enumeration value="tren"/&gt;</text:p>
      <text:p text:style-name="P1"><text:s text:c="2"/>&lt;/xs:restriction&gt;</text:p>
      <text:p text:style-name="P1">&lt;/xs:simpleType&gt;</text:p>
      <text:p text:style-name="P1">&lt;xs:element name="vehiculo" type="tipoDeVehiculo"/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0T13:43:32.317000000</meta:creation-date>
    <dc:date>2025-04-20T13:52:55.362000000</dc:date>
    <meta:editing-duration>PT9M23S</meta:editing-duration>
    <meta:editing-cycles>1</meta:editing-cycles>
    <meta:document-statistic meta:table-count="0" meta:image-count="0" meta:object-count="0" meta:page-count="2" meta:paragraph-count="73" meta:word-count="126" meta:character-count="2275" meta:non-whitespace-character-count="1817"/>
    <meta:generator>LibreOffice/24.8.6.1$Windows_X86_64 LibreOffice_project/051bf11303684a0a982c9966e8be766d0a9efbc7</meta:generator>
  </office:meta>
</office:document-meta>
</file>